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paragraph-rsid="00037565"/>
    </style:style>
    <style:style style:name="P2" style:family="paragraph" style:parent-style-name="Standard">
      <style:text-properties fo:language="de" fo:country="DE" fo:font-style="italic" style:text-underline-style="none" fo:font-weight="bold" officeooo:paragraph-rsid="00037565" style:font-style-asian="italic" style:font-weight-asian="bold" style:font-style-complex="italic" style:font-weight-complex="bold"/>
    </style:style>
    <style:style style:name="P3" style:family="paragraph" style:parent-style-name="Standard">
      <style:text-properties fo:language="de" fo:country="DE" fo:font-style="italic" style:text-underline-style="none" fo:font-weight="bold" officeooo:paragraph-rsid="0004a9b9" style:font-style-asian="italic" style:font-weight-asian="bold" style:font-style-complex="italic" style:font-weight-complex="bold"/>
    </style:style>
    <style:style style:name="P4" style:family="paragraph" style:parent-style-name="Standard">
      <style:text-properties fo:language="de" fo:country="DE" fo:font-style="italic" style:text-underline-style="none" fo:font-weight="bold" officeooo:paragraph-rsid="00058b15" style:font-style-asian="italic" style:font-weight-asian="bold" style:font-style-complex="italic" style:font-weight-complex="bold"/>
    </style:style>
    <style:style style:name="P5" style:family="paragraph" style:parent-style-name="Standard">
      <style:text-properties fo:language="de" fo:country="DE" fo:font-style="italic" style:text-underline-style="none" fo:font-weight="bold" officeooo:paragraph-rsid="0008129c" style:font-style-asian="italic" style:font-weight-asian="bold" style:font-style-complex="italic" style:font-weight-complex="bold"/>
    </style:style>
    <style:style style:name="P6" style:family="paragraph" style:parent-style-name="Standard">
      <style:text-properties fo:language="de" fo:country="DE" fo:font-style="italic" style:text-underline-style="none" fo:font-weight="bold" officeooo:paragraph-rsid="000a1f50" style:font-style-asian="italic" style:font-weight-asian="bold" style:font-style-complex="italic" style:font-weight-complex="bold"/>
    </style:style>
    <style:style style:name="P7" style:family="paragraph" style:parent-style-name="Standard">
      <style:text-properties fo:language="de" fo:country="DE" fo:font-style="italic" style:text-underline-style="none" fo:font-weight="bold" officeooo:paragraph-rsid="000ef4ae" style:font-style-asian="italic" style:font-weight-asian="bold" style:font-style-complex="italic" style:font-weight-complex="bold"/>
    </style:style>
    <style:style style:name="P8" style:family="paragraph" style:parent-style-name="Standard">
      <style:text-properties fo:language="de" fo:country="DE" fo:font-style="italic" style:text-underline-style="none" fo:font-weight="bold" officeooo:rsid="00037565" officeooo:paragraph-rsid="00037565" style:font-style-asian="italic" style:font-weight-asian="bold" style:font-style-complex="italic" style:font-weight-complex="bold"/>
    </style:style>
    <style:style style:name="P9" style:family="paragraph" style:parent-style-name="Standard">
      <style:text-properties fo:language="de" fo:country="DE" officeooo:rsid="00037565" officeooo:paragraph-rsid="00037565"/>
    </style:style>
    <style:style style:name="P10" style:family="paragraph" style:parent-style-name="Standard">
      <style:text-properties fo:language="de" fo:country="DE" style:text-underline-style="solid" style:text-underline-width="auto" style:text-underline-color="font-color" officeooo:rsid="00037565" officeooo:paragraph-rsid="00037565"/>
    </style:style>
    <style:style style:name="P11" style:family="paragraph" style:parent-style-name="Standard">
      <style:text-properties fo:language="de" fo:country="DE" style:text-underline-style="none" officeooo:rsid="00037565" officeooo:paragraph-rsid="00037565"/>
    </style:style>
    <style:style style:name="P12" style:family="paragraph" style:parent-style-name="Standard">
      <style:text-properties fo:language="de" fo:country="DE" fo:font-style="normal" style:text-underline-style="none" fo:font-weight="normal" officeooo:rsid="00037565" officeooo:paragraph-rsid="00037565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language="de" fo:country="DE" fo:font-style="normal" style:text-underline-style="none" fo:font-weight="normal" officeooo:rsid="0004a9b9" officeooo:paragraph-rsid="0004a9b9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de" fo:country="DE" fo:font-style="normal" style:text-underline-style="none" fo:font-weight="normal" officeooo:rsid="00053f7f" officeooo:paragraph-rsid="00053f7f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de" fo:country="DE" fo:font-style="normal" style:text-underline-style="none" fo:font-weight="normal" officeooo:rsid="0006ffac" officeooo:paragraph-rsid="0006ffa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de" fo:country="DE" fo:font-style="normal" style:text-underline-style="none" fo:font-weight="normal" officeooo:rsid="0008129c" officeooo:paragraph-rsid="0008129c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de" fo:country="DE" fo:font-style="normal" style:text-underline-style="none" fo:font-weight="normal" officeooo:rsid="00084868" officeooo:paragraph-rsid="0008129c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de" fo:country="DE" fo:font-style="normal" style:text-underline-style="none" fo:font-weight="normal" officeooo:rsid="000a1f50" officeooo:paragraph-rsid="0008129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language="de" fo:country="DE" fo:font-style="normal" style:text-underline-style="none" fo:font-weight="normal" officeooo:rsid="000a1f50" officeooo:paragraph-rsid="000a1f50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language="de" fo:country="DE" fo:font-style="normal" style:text-underline-style="none" fo:font-weight="normal" officeooo:rsid="000b56cd" officeooo:paragraph-rsid="000a1f5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language="de" fo:country="DE" fo:font-style="normal" style:text-underline-style="none" fo:font-weight="normal" officeooo:rsid="000e411d" officeooo:paragraph-rsid="000e411d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language="de" fo:country="DE" fo:font-style="normal" style:text-underline-style="none" fo:font-weight="normal" officeooo:rsid="000ef4ae" officeooo:paragraph-rsid="000ef4ae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language="de" fo:country="DE" fo:font-style="normal" style:text-underline-style="none" fo:font-weight="normal" officeooo:rsid="0010923a" officeooo:paragraph-rsid="000ef4ae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language="de" fo:country="DE" fo:font-style="normal" style:text-underline-style="none" fo:font-weight="normal" officeooo:rsid="0010923a" officeooo:paragraph-rsid="001241ce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language="de" fo:country="DE" fo:font-style="normal" style:text-underline-style="none" fo:font-weight="normal" officeooo:rsid="00113a7c" officeooo:paragraph-rsid="000ef4ae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language="de" fo:country="DE" fo:font-style="normal" style:text-underline-style="none" fo:font-weight="normal" officeooo:rsid="00113a7c" officeooo:paragraph-rsid="00113a7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language="de" fo:country="DE" fo:font-style="normal" style:text-underline-style="none" fo:font-weight="normal" officeooo:rsid="0011b8df" officeooo:paragraph-rsid="0011b8df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language="de" fo:country="DE" fo:font-style="normal" style:text-underline-style="none" fo:font-weight="normal" officeooo:rsid="0008129c" officeooo:paragraph-rsid="0008129c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language="de" fo:country="DE" fo:font-style="normal" style:text-underline-style="none" fo:font-weight="normal" officeooo:rsid="0004a9b9" officeooo:paragraph-rsid="0004a9b9" style:font-style-asian="normal" style:font-weight-asian="normal" style:font-style-complex="normal" style:font-weight-complex="normal"/>
    </style:style>
    <style:style style:name="P30" style:family="paragraph">
      <style:paragraph-properties fo:text-align="center"/>
    </style:style>
    <style:style style:name="T1" style:family="text">
      <style:text-properties style:text-underline-style="none" officeooo:rsid="00037565"/>
    </style:style>
    <style:style style:name="T2" style:family="text">
      <style:text-properties fo:font-style="italic" style:text-underline-style="solid" style:text-underline-width="auto" style:text-underline-color="font-color" fo:font-weight="bold" officeooo:rsid="00037565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officeooo:rsid="00037565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4a9b9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53f7f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58b1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6ffac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8129c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84868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a1f5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a6a3b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b56cd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d5ad0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ef4ae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0923a" style:font-style-asian="normal" style:font-weight-asian="normal" style:font-style-complex="normal" style:font-weight-complex="normal"/>
    </style:style>
    <style:style style:name="T16" style:family="text">
      <style:text-properties officeooo:rsid="00113a7c"/>
    </style:style>
    <style:style style:name="T17" style:family="text">
      <style:text-properties officeooo:rsid="001241ce"/>
    </style:style>
    <style:style style:name="T18" style:family="text">
      <style:text-properties officeooo:rsid="0013acf8"/>
    </style:style>
    <style:style style:name="T19" style:family="text">
      <style:text-properties officeooo:rsid="001420df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/text:span><text:span text:style-name="T2">Markt und Preisbildung</text:span></text:p>
      <text:p text:style-name="P9"/>
      <text:p text:style-name="P10">1. Begriff</text:p>
      <text:p text:style-name="P9"/>
      <text:p text:style-name="P9"><text:tab/><text:tab/>Zusammentreffen von Angebot und Nachfrage</text:p>
      <text:p text:style-name="P9"/>
      <text:p text:style-name="P9"/>
      <text:p text:style-name="P10">2. Formen und Marktbezeichnungen</text:p>
      <text:p text:style-name="P10"/>
      <text:p text:style-name="P10"/>
      <text:p text:style-name="P11"><text:tab/><text:tab/>- mündlich</text:p>
      <text:p text:style-name="P11"><text:tab/><text:tab/>- schriftlich</text:p>
      <text:p text:style-name="P11"><text:tab/><text:tab/>- fernmündlich</text:p>
      <text:p text:style-name="P11"><text:tab/><text:tab/>- fernschriftlich</text:p>
      <text:p text:style-name="P11"/>
      <text:p text:style-name="P11"/>
      <text:p text:style-name="P11">3. Gegenstände von Marktbeziehungen</text:p>
      <text:p text:style-name="P11"/>
      <text:p text:style-name="P11"><text:tab/>- Sachgüter</text:p>
      <text:p text:style-name="P8"><text:tab/>- Dienstleistungen</text:p>
      <text:p text:style-name="P12"><text:tab/>- Rechte z.B. (Uhrheberrechte, Patentrechte)</text:p>
      <text:p text:style-name="P12"/>
      <text:p text:style-name="P12"/>
      <text:p text:style-name="P12"><text:tab/></text:p>
      <text:p text:style-name="P12">4. Marktarten</text:p>
      <text:p text:style-name="P12"/>
      <text:p text:style-name="P12"><text:tab/>Wesentliche Einteilungskriterien</text:p>
      <text:p text:style-name="P12"/>
      <text:p text:style-name="P2"><text:span text:style-name="T3">1. sachlich <text:tab/>(z.B. </text:span><text:span text:style-name="T4">Computermarkt, Elektromarkt, Trödel-Markt)</text:span></text:p>
      <text:p text:style-name="P13"/>
      <text:p text:style-name="P13">2. zeitlich <text:tab/>(z.B. Wochenmarkt, Jahrmarkt, Weihnachtsmarkt)</text:p>
      <text:p text:style-name="P13"/>
      <text:p text:style-name="P13">3. räumlich<text:tab/>(z.B. Globaler Weltmarkt, Arbeitsmarkt, Deutscher Markt, <text:tab/><text:tab/><text:tab/> Europäischer Markt)</text:p>
      <text:p text:style-name="P13"/>
      <text:p text:style-name="P13">4. funktionale<text:tab/>(z.B. Allgemeiner Arbeitsmarkt, Kapitalmarkt, Verbrauchermarkt )</text:p>
      <text:p text:style-name="P13"/>
      <text:p text:style-name="P13"><draw:line text:anchor-type="paragraph" draw:z-index="1" draw:style-name="gr1" draw:text-style-name="P30" svg:x1="2.7799in" svg:y1="0.1819in" svg:x2="3.5091in" svg:y2="1.0571in"><text:p/></draw:line><draw:line text:anchor-type="paragraph" draw:z-index="0" draw:style-name="gr1" draw:text-style-name="P30" svg:x1="2.3213in" svg:y1="0.161in" svg:x2="1.2902in" svg:y2="1.0673in"><text:p/></draw:line>5. Zugänglichkeit (eventuelle Zugangsbedingung)</text:p>
      <text:p text:style-name="P3"/>
      <text:p text:style-name="P3"/>
      <text:p text:style-name="P3"/>
      <text:p text:style-name="P3"/>
      <text:p text:style-name="P3"><draw:frame text:anchor-type="paragraph" draw:z-index="2" draw:style-name="gr2" svg:width="2.1669in" svg:height="0.3024in" svg:x="0.1445in" svg:y="0.1091in"><draw:text-box><text:p>Geschlossener Markt</text:p></draw:text-box></draw:frame><draw:frame text:anchor-type="paragraph" draw:z-index="3" draw:style-name="gr2" svg:width="2.1669in" svg:height="0.3024in" svg:x="3.0717in" svg:y="0.0984in"><draw:text-box><text:p>Offener Markt</text:p></draw:text-box></draw:frame></text:p>
      <text:p text:style-name="P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Marktformen (Marktstruktur)</text:p>
      <text:p text:style-name="P13"/>
      <text:p text:style-name="P13">- Grundlage ist sowohl die Zahl der Anbieter als auch der Nachfrager</text:p>
      <text:p text:style-name="P3"><text:span text:style-name="T4"><text:tab/></text:span><text:span text:style-name="T5">Möglichkeiten:<text:tab/>einer, wenige, viele</text:span><text:span text:style-name="T4"> <text:tab/></text:span><text:span text:style-name="T5">=&gt; 9 Möglichkeiten</text:span></text:p>
      <text:p text:style-name="P13"/>
      <text:p text:style-name="P13"/>
      <text:p text:style-name="P14">Monopol (1 Anbieter und / oder 1 Nachfrager)</text:p>
      <text:p text:style-name="P14"><text:tab/>→ meist als Angebotsmonopol</text:p>
      <text:p text:style-name="P4"><text:span text:style-name="T5"><text:tab/><text:tab/><text:tab/></text:span><text:span text:style-name="T6">- z.B. Telekom, Envia, Post (Briefmonopol), Wasserversorger</text:span></text:p>
      <text:p text:style-name="P4"><text:span text:style-name="T4"><text:tab/><text:tab/><text:tab/> <text:s/></text:span><text:span text:style-name="T6">Deutsche Bahn</text:span></text:p>
      <text:p text:style-name="P13"/>
      <text:p text:style-name="P12"/>
      <text:p text:style-name="P15">Oligopol (wenige Anbieter und / oder wenige Nachfrager)</text:p>
      <text:p text:style-name="P15"><text:tab/>- meist Angebotsoligopol</text:p>
      <text:p text:style-name="P15"><text:tab/>- häufigste Form in entwickelten Industrieländern</text:p>
      <text:p text:style-name="P15"><text:tab/><text:tab/>z.B. Airbus, Mobilfunk, Automobilhersteller, Mineralölgesellschaften</text:p>
      <text:p text:style-name="P15"><text:tab/><text:tab/> <text:s text:c="7"/>Schornsteinfeger, Stromversorger</text:p>
      <text:p text:style-name="P15"/>
      <text:p text:style-name="P15"/>
      <text:p text:style-name="P15">Polypol (viele Anbieter und viele Nachfrager)</text:p>
      <text:p text:style-name="P15"><text:tab/>&gt; nachfragerfreundlichste aber anbierterschwierigste</text:p>
      <text:p text:style-name="P5"><text:span text:style-name="T7"><text:tab/>→ Getränkehersteller, Handwerksbetriebe, Elektroinstallationsbetriebe, KFZ-Werkstätte, <text:tab/> <text:s text:c="4"/></text:span><text:span text:style-name="T8">Tankstellen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  <text:p text:style-name="P16"/>
      <text:p text:style-name="P16">Marktpreisbildung</text:p>
      <text:p text:style-name="P16"/>
      <text:p text:style-name="P16"><text:tab/>→ Die Bildung des Marktpreises wird wesentlich durch die Marktform bestimmt, da sie <text:tab/> <text:s text:c="4"/>auch Einfluss auf den Wettbewerb und die Marktmacht hat.</text:p>
      <text:p text:style-name="P16"/>
      <text:p text:style-name="P16">6.1 Preisbildung beim Polypol</text:p>
      <text:p text:style-name="P16"/>
      <text:p text:style-name="P16"><text:tab/>Marktteilnehmer hat keinen Einfluss auf den Marktpreis</text:p>
      <text:p text:style-name="P16"><text:tab/> <text:s/>→ wird bestimmt durch Angebot und Nachfrage</text:p>
      <text:p text:style-name="P16"><text:tab/><text:tab/>· Überangebot → sinkende Preise</text:p>
      <text:p text:style-name="P16"><text:tab/><text:tab/>· Unterangebot → steigende Preise</text:p>
      <text:p text:style-name="P16"/>
      <text:p text:style-name="P5"><text:span text:style-name="T8"><text:tab/> <text:s/></text:span><text:span text:style-name="T9">→ <text:s/>Vorraussetzungen:</text:span></text:p>
      <text:p text:style-name="P17"/>
      <text:p text:style-name="P17"><text:tab/><text:tab/>· vollständige Konkurenz</text:p>
      <text:p text:style-name="P17"><text:tab/><text:tab/>· Güter sind homogen</text:p>
      <text:p text:style-name="P17"><text:tab/><text:tab/>· Markttransparenz</text:p>
      <text:p text:style-name="P17"><text:tab/><text:tab/>· keine Bevorzugungen</text:p>
      <text:p text:style-name="P17"><text:tab/><text:tab/>· umgehende Reaktion der Marktteilnehmer</text:p>
      <text:p text:style-name="P5"><text:span text:style-name="T9"><text:tab/> <text:s/></text:span><text:span text:style-name="T10">→ meistens jedoch nicht erfüllt</text:span></text:p>
      <text:p text:style-name="P18"/>
      <text:p text:style-name="P19">Preisbildung beim Oligopol</text:p>
      <text:p text:style-name="P19"><text:tab/>→ da Markt übersichtlicher, muss der Anbieter das Verhalten der Nachfrager und Konkurrenten beachten</text:p>
      <text:p text:style-name="P19"/>
      <text:p text:style-name="P19"/>
      <text:p text:style-name="P19">→ Strategien der Preisbildung:</text:p>
      <text:p text:style-name="P19"><text:tab/><text:tab/><text:tab/></text:p>
      <text:p text:style-name="P19"><text:tab/><text:tab/><text:tab/>· Preiskampf</text:p>
      <text:p text:style-name="P6"><text:span text:style-name="T10"><text:tab/><text:tab/><text:tab/>· </text:span><text:span text:style-name="T11">Qualitätswettbewerb</text:span></text:p>
      <text:p text:style-name="P6"><text:span text:style-name="T11"><text:tab/><text:tab/><text:tab/></text:span><text:span text:style-name="T12">· Preisführerschaft</text:span></text:p>
      <text:p text:style-name="P6"><text:span text:style-name="T12"><text:tab/><text:tab/><text:tab/>· Preisabsprache </text:span><text:span text:style-name="T13">(Preiskartell)</text:span><text:span text:style-name="T12"> → verboten !</text:span></text:p>
      <text:p text:style-name="P20"/>
      <text:p text:style-name="P20"/>
      <text:p text:style-name="P21">Preisbildung beim Monopol</text:p>
      <text:p text:style-name="P21"><text:tab/>→ bestimmt seine Preise nach dem Verhalten der Nachfrager</text:p>
      <text:p text:style-name="P21"/>
      <text:p text:style-name="P21"><text:tab/>→ öffentliche Monopolo → kostendeckend</text:p>
      <text:p text:style-name="P21"><text:tab/>→ privatwirtschaftliche Monopole → gewinnorientiert (staatlicher Eingriff möglich)</text:p>
      <text:p text:style-name="P21"/>
      <text:p text:style-name="P21"/>
      <text:p text:style-name="P22">7. Funktionen des Marktpreises</text:p>
      <text:p text:style-name="P22"/>
      <text:p text:style-name="P22"><text:tab/>· Ausgleichsfunktion</text:p>
      <text:p text:style-name="P22"><text:tab/>· Signalfunktion</text:p>
      <text:p text:style-name="P7"><text:span text:style-name="T14"><text:tab/></text:span><text:span text:style-name="T15">· Lenkungsfunktion</text:span></text:p>
      <text:p text:style-name="P23"><text:tab/>· <text:span text:style-name="T16">Erziehungsfunktion</text:span></text:p>
      <text:p text:style-name="P25"><text:tab/>· Knappheitsfunktion</text:p>
      <text:p text:style-name="P25"/>
      <text:p text:style-name="P25"/>
      <text:p text:style-name="P26"><text:soft-page-break/></text:p>
      <text:p text:style-name="P26"/>
      <text:p text:style-name="P26"/>
      <text:p text:style-name="P26"/>
      <text:p text:style-name="P26">Einfluss des Marktpreises</text:p>
      <text:p text:style-name="P26"/>
      <text:p text:style-name="P26">Auf das Angebot:</text:p>
      <text:p text:style-name="P26"/>
      <text:p text:style-name="P26"/>
      <text:p text:style-name="P26">Mit zunehmendem Marktpreis steigt auch die angebotene Menge.</text:p>
      <text:p text:style-name="P26"/>
      <text:p text:style-name="P26">Marktpreise und Nachfrage verhalten sich indirekt proportional.</text:p>
      <text:p text:style-name="P26"/>
      <text:p text:style-name="P26"/>
      <text:p text:style-name="P26"/>
      <text:p text:style-name="P27">Mit zunehmendem Marktpreis verringert sich die Nachfrage.</text:p>
      <text:p text:style-name="P24"><text:span text:style-name="T17">Würde man dies grafisch darstellen, würden sich da wo die beiden Kurven schneiden, der Ausg</text:span><text:span text:style-name="T18">l</text:span><text:span text:style-name="T17">eichspreis </text:span><text:span text:style-name="T19">(Gleichgewichtspreis)</text:span><text:span text:style-name="T17"> befin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3-19T13:07:14</meta:creation-date>
    <dc:date>2013-03-26T12:25:52</dc:date>
    <dc:creator>root </dc:creator>
    <meta:editing-duration>PT1H22M42S</meta:editing-duration>
    <meta:editing-cycles>19</meta:editing-cycles>
    <meta:generator>LibreOffice/4.0.0.2$Linux_x86 LibreOffice_project/408fe71bd18616c467b3dcd7ab6756528ffcae2</meta:generator>
    <meta:document-statistic meta:table-count="0" meta:image-count="0" meta:object-count="0" meta:page-count="4" meta:paragraph-count="73" meta:word-count="347" meta:character-count="2926" meta:non-whitespace-character-count="2536"/>
  </office:meta>
</office:document-meta>
</file>